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449c3" officeooo:paragraph-rsid="000449c3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52a94" officeooo:paragraph-rsid="00052a94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6b050" officeooo:paragraph-rsid="0006b05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7d80d" officeooo:paragraph-rsid="0007d80d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9fec3" officeooo:paragraph-rsid="0019fec3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cb9d4" officeooo:paragraph-rsid="001cb9d4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cb9d4" officeooo:paragraph-rsid="0027249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cb9d4" officeooo:paragraph-rsid="0031ecad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cb9d4" officeooo:paragraph-rsid="006625f8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cb9d4" officeooo:paragraph-rsid="0068d7da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cb9d4" officeooo:paragraph-rsid="0071179f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cb9d4" officeooo:paragraph-rsid="007403d2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b7ce7" officeooo:paragraph-rsid="002b7ce7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b7ce7" officeooo:paragraph-rsid="002fec7d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312d51" officeooo:paragraph-rsid="00312d51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312d51" officeooo:paragraph-rsid="0031ecad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356591" officeooo:paragraph-rsid="00362816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356591" officeooo:paragraph-rsid="00356591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8e5c3" officeooo:paragraph-rsid="0058e5c3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d8d4e" officeooo:paragraph-rsid="005d8d4e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6f758b" officeooo:paragraph-rsid="006f758b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6f7aad" officeooo:paragraph-rsid="006f7aad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77ce59" officeooo:paragraph-rsid="0077ce59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7249f" officeooo:paragraph-rsid="0027249f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362816" officeooo:paragraph-rsid="00362816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71179f" officeooo:paragraph-rsid="0071179f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7403d2" officeooo:paragraph-rsid="007403d2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paragraph-rsid="00796e16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paragraph-rsid="007a2d5f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7b2528" officeooo:paragraph-rsid="007b2528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7fb35e" officeooo:paragraph-rsid="007fb35e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7fb35e" officeooo:paragraph-rsid="0085fc91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8c9c57" officeooo:paragraph-rsid="008c9c57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</style:style>
    <style:style style:name="P36" style:family="paragraph" style:parent-style-name="Standard">
      <style:paragraph-properties fo:text-align="justify" style:justify-single-word="false"/>
      <style:text-properties fo:language="en" fo:country="US" fo:font-weight="normal" officeooo:paragraph-rsid="00796e16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language="en" fo:country="US" fo:font-weight="normal" officeooo:paragraph-rsid="007a2d5f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language="en" fo:country="US" fo:font-weight="normal" officeooo:rsid="007fb35e" officeooo:paragraph-rsid="007fb35e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language="en" fo:country="US" fo:font-weight="normal" officeooo:rsid="007fb35e" officeooo:paragraph-rsid="007b2528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language="en" fo:country="US" fo:font-weight="normal" officeooo:rsid="0084afcc" officeooo:paragraph-rsid="007fb35e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language="en" fo:country="US" fo:font-weight="normal" officeooo:rsid="00869534" officeooo:paragraph-rsid="007fb35e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language="en" fo:country="US" fo:font-weight="normal" officeooo:rsid="0081816b" officeooo:paragraph-rsid="007fb35e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language="en" fo:country="US" fo:font-weight="normal" officeooo:rsid="007b2528" officeooo:paragraph-rsid="007b2528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language="en" fo:country="US" fo:font-weight="normal" officeooo:rsid="007eb95c" officeooo:paragraph-rsid="007b2528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language="en" fo:country="US" fo:font-weight="normal" officeooo:rsid="008b0ac9" officeooo:paragraph-rsid="007b2528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language="en" fo:country="US" fo:font-weight="normal" officeooo:rsid="008c9c57" officeooo:paragraph-rsid="007b2528" style:font-weight-asian="normal" style:font-weight-complex="normal"/>
    </style:style>
    <style:style style:name="T1" style:family="text">
      <style:text-properties fo:font-size="14pt" style:text-underline-style="none" officeooo:rsid="00796e16" style:font-size-asian="12.25pt" style:font-size-complex="14pt"/>
    </style:style>
    <style:style style:name="T2" style:family="text">
      <style:text-properties fo:font-size="20pt" style:text-underline-style="solid" style:text-underline-width="auto" style:text-underline-color="font-color" fo:font-weight="bold" officeooo:rsid="00034ae2" style:font-size-asian="20pt" style:font-weight-asian="bold" style:font-size-complex="20pt" style:font-weight-complex="bold"/>
    </style:style>
    <style:style style:name="T3" style:family="text">
      <style:text-properties officeooo:rsid="00216caa"/>
    </style:style>
    <style:style style:name="T4" style:family="text">
      <style:text-properties officeooo:rsid="0021fea9"/>
    </style:style>
    <style:style style:name="T5" style:family="text">
      <style:text-properties officeooo:rsid="00252a44"/>
    </style:style>
    <style:style style:name="T6" style:family="text">
      <style:text-properties officeooo:rsid="0027249f"/>
    </style:style>
    <style:style style:name="T7" style:family="text">
      <style:text-properties officeooo:rsid="0029b2f4"/>
    </style:style>
    <style:style style:name="T8" style:family="text">
      <style:text-properties officeooo:rsid="002fec7d"/>
    </style:style>
    <style:style style:name="T9" style:family="text">
      <style:text-properties officeooo:rsid="0031ecad"/>
    </style:style>
    <style:style style:name="T10" style:family="text">
      <style:text-properties officeooo:rsid="0033c0f7"/>
    </style:style>
    <style:style style:name="T11" style:family="text">
      <style:text-properties officeooo:rsid="003713bf"/>
    </style:style>
    <style:style style:name="T12" style:family="text">
      <style:text-properties officeooo:rsid="0038fea4"/>
    </style:style>
    <style:style style:name="T13" style:family="text">
      <style:text-properties officeooo:rsid="004366c5"/>
    </style:style>
    <style:style style:name="T14" style:family="text">
      <style:text-properties officeooo:rsid="0043c19b"/>
    </style:style>
    <style:style style:name="T15" style:family="text">
      <style:text-properties officeooo:rsid="0045db39"/>
    </style:style>
    <style:style style:name="T16" style:family="text">
      <style:text-properties officeooo:rsid="0047ef27"/>
    </style:style>
    <style:style style:name="T17" style:family="text">
      <style:text-properties officeooo:rsid="00497fa0"/>
    </style:style>
    <style:style style:name="T18" style:family="text">
      <style:text-properties officeooo:rsid="0059588a"/>
    </style:style>
    <style:style style:name="T19" style:family="text">
      <style:text-properties officeooo:rsid="005a0d19"/>
    </style:style>
    <style:style style:name="T20" style:family="text">
      <style:text-properties officeooo:rsid="005ef1d0"/>
    </style:style>
    <style:style style:name="T21" style:family="text">
      <style:text-properties officeooo:rsid="00655a89"/>
    </style:style>
    <style:style style:name="T22" style:family="text">
      <style:text-properties officeooo:rsid="0068b80c"/>
    </style:style>
    <style:style style:name="T23" style:family="text">
      <style:text-properties officeooo:rsid="006a1b7d"/>
    </style:style>
    <style:style style:name="T24" style:family="text">
      <style:text-properties officeooo:rsid="006c5de0"/>
    </style:style>
    <style:style style:name="T25" style:family="text">
      <style:text-properties officeooo:rsid="00704191"/>
    </style:style>
    <style:style style:name="T26" style:family="text">
      <style:text-properties officeooo:rsid="0071179f"/>
    </style:style>
    <style:style style:name="T27" style:family="text">
      <style:text-properties officeooo:rsid="0071cea9"/>
    </style:style>
    <style:style style:name="T28" style:family="text">
      <style:text-properties officeooo:rsid="007403d2"/>
    </style:style>
    <style:style style:name="T29" style:family="text">
      <style:text-properties officeooo:rsid="0075e07c"/>
    </style:style>
    <style:style style:name="T30" style:family="text">
      <style:text-properties fo:language="en" fo:country="US"/>
    </style:style>
    <style:style style:name="T31" style:family="text">
      <style:text-properties fo:language="en" fo:country="US" officeooo:rsid="007a2d5f"/>
    </style:style>
    <style:style style:name="T32" style:family="text">
      <style:text-properties fo:language="en" fo:country="US" officeooo:rsid="007eb95c"/>
    </style:style>
    <style:style style:name="T33" style:family="text">
      <style:text-properties fo:language="en" fo:country="US" officeooo:rsid="007fb35e"/>
    </style:style>
    <style:style style:name="T34" style:family="text">
      <style:text-properties fo:language="en" fo:country="US" officeooo:rsid="0081816b"/>
    </style:style>
    <style:style style:name="T35" style:family="text">
      <style:text-properties fo:language="en" fo:country="US" officeooo:rsid="00827605"/>
    </style:style>
    <style:style style:name="T36" style:family="text">
      <style:text-properties fo:language="en" fo:country="US" officeooo:rsid="0084afcc"/>
    </style:style>
    <style:style style:name="T37" style:family="text">
      <style:text-properties fo:language="en" fo:country="US" officeooo:rsid="0085fc91"/>
    </style:style>
    <style:style style:name="T38" style:family="text">
      <style:text-properties fo:language="en" fo:country="US" officeooo:rsid="00869534"/>
    </style:style>
    <style:style style:name="T39" style:family="text">
      <style:text-properties fo:language="en" fo:country="US" officeooo:rsid="0087c344"/>
    </style:style>
    <style:style style:name="T40" style:family="text">
      <style:text-properties fo:language="en" fo:country="US" officeooo:rsid="008b0ac9"/>
    </style:style>
    <style:style style:name="T41" style:family="text">
      <style:text-properties fo:language="en" fo:country="US" officeooo:rsid="008b3ebf"/>
    </style:style>
    <style:style style:name="T42" style:family="text">
      <style:text-properties fo:language="en" fo:country="US" officeooo:rsid="008c9c57"/>
    </style:style>
    <style:style style:name="T43" style:family="text">
      <style:text-properties fo:language="en" fo:country="US" officeooo:rsid="008dacf0"/>
    </style:style>
    <style:style style:name="T44" style:family="text">
      <style:text-properties officeooo:rsid="008d6a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tab/><text:tab/><text:tab/><text:tab/><text:tab/><text:span text:style-name="T2">Java – OOPS</text:span></text:p>
      <text:p text:style-name="P23"/>
      <text:p text:style-name="P1">Morning :</text:p>
      <text:p text:style-name="P1">-------------</text:p>
      <text:p text:style-name="P1"/>
      <text:p text:style-name="P5">Java is an Object oriented Programming language.</text:p>
      <text:p text:style-name="P5"><text:tab/>Java is not 100% Object oriented coz, it still uses 8 primitive data types like <text:tab/>int, char instead of Integer, Character.</text:p>
      <text:p text:style-name="P5"/>
      <text:p text:style-name="P2">OOP : - Object Oriented Programming.</text:p>
      <text:p text:style-name="P2"/>
      <text:p text:style-name="P3">In Java Everything will be in a class and for every class there can be any num of objects.</text:p>
      <text:p text:style-name="P3"/>
      <text:p text:style-name="P3">Object – A Real life entity, that uses the variabls and methods of a class.</text:p>
      <text:p text:style-name="P3">Class – Thing that specifies the behaviour of an objects.</text:p>
      <text:p text:style-name="P3"/>
      <text:p text:style-name="P4">Basic Principles of OOPS – Encapsulation, Abstraction, Inheritance, Polymorphism.</text:p>
      <text:p text:style-name="P4"/>
      <text:p text:style-name="P4">-------------------------</text:p>
      <text:p text:style-name="P4"/>
      <text:p text:style-name="P6"><text:span text:style-name="T4">=&gt; </text:span>Abstraction : - Only providing user, what is enough for the user to use.</text:p>
      <text:p text:style-name="P6"><text:tab/>Ex: OS does a lot like device driver mngmnt, file system mngmnt, memory <text:tab/>mngmnt, but we don’t need to know all this thing to use the Operating system.</text:p>
      <text:p text:style-name="P6"/>
      <text:p text:style-name="P6"><text:tab/>- <text:span text:style-name="T3">Help<text:tab/>s in simplyifying the API/UI . </text:span><text:span text:style-name="T4">By hiding the internal complexity.</text:span></text:p>
      <text:p text:style-name="P6"><text:tab/></text:p>
      <text:p text:style-name="P6"><text:tab/>- <text:span text:style-name="T5">If user have access to that kind of data, he can get confused/ he can change it <text:tab/>knowingly or unknowingly which is not expected.</text:span></text:p>
      <text:p text:style-name="P6"/>
      <text:p text:style-name="P7"><text:tab/>- <text:span text:style-name="T6">In calculator class, user can use add, sub methods but he should not use save <text:tab/>method. </text:span><text:span text:style-name="T7">We’ll be hiding the data and we’ll be hiding the methods.</text:span></text:p>
      <text:p text:style-name="P7"/>
      <text:p text:style-name="P7"/>
      <text:p text:style-name="P13">Encapsulation : Keeping Data + methods together.</text:p>
      <text:p text:style-name="P13"><text:tab/><text:tab/></text:p>
      <text:p text:style-name="P13"><text:tab/>- Helps in organizing Data and in data hiding.</text:p>
      <text:p text:style-name="P13"/>
      <text:p text:style-name="P13"><text:tab/>- int to Integer is an classic example of encapsulation.</text:p>
      <text:p text:style-name="P13"><text:tab/><text:tab/>Integer{</text:p>
      <text:p text:style-name="P13"><text:tab/><text:tab/><text:tab/>int val</text:p>
      <text:p text:style-name="P13"><text:tab/><text:tab/><text:tab/> <text:s/>+</text:p>
      <text:p text:style-name="P13"><text:tab/><text:tab/><text:tab/>commonly used operations/methods</text:p>
      <text:p text:style-name="P13"><text:tab/><text:tab/>}</text:p>
      <text:p text:style-name="P13"><text:soft-page-break/><text:tab/>- <text:span text:style-name="T8">Making the data fields, private in the bean classes, and accessing them using <text:tab/>getters and setters.</text:span></text:p>
      <text:p text:style-name="P13"/>
      <text:p text:style-name="P13"/>
      <text:p text:style-name="P14"><text:tab/>- <text:span text:style-name="T8">We can make out customizations on getters and setters depending on <text:tab/>requirement if needed.</text:span></text:p>
      <text:p text:style-name="P14"/>
      <text:p text:style-name="P14"><text:tab/>- <text:span text:style-name="T8">Bean classes are those classes, object of which represntes data(Customer, <text:tab/>Employee, Student etc.)</text:span></text:p>
      <text:p text:style-name="P13"/>
      <text:p text:style-name="P25"><text:s/></text:p>
      <text:p text:style-name="P15">Abstract Classes and Interface :</text:p>
      <text:p text:style-name="P15"/>
      <text:p text:style-name="P15">Abstract Class : <text:span text:style-name="T9">Is a class that have atleast one abstract method.</text:span></text:p>
      <text:p text:style-name="P15"/>
      <text:p text:style-name="P15"><text:tab/>- <text:span text:style-name="T9">Used when we have a method, that should mandatorily impplemented by <text:tab/>child <text:tab/>classes, then we declare that methat method as abstract, so that class will <text:tab/>also be abstract.</text:span></text:p>
      <text:p text:style-name="P15"/>
      <text:p text:style-name="P15"><text:tab/><text:span text:style-name="T9">abstract class Vehicle{ //Here we didn’t have the complete details for move method.</text:span></text:p>
      <text:p text:style-name="P15"/>
      <text:p text:style-name="P15"><text:tab/><text:tab/><text:span text:style-name="T9">abstract void move();</text:span></text:p>
      <text:p text:style-name="P15"/>
      <text:p text:style-name="P15"><text:tab/><text:span text:style-name="T9">}</text:span></text:p>
      <text:p text:style-name="P15"/>
      <text:p text:style-name="P15"><text:tab/><text:span text:style-name="T9">class Car <text:s/>extends Vehicle{</text:span></text:p>
      <text:p text:style-name="P15"/>
      <text:p text:style-name="P6"><text:tab/><text:tab/><text:span text:style-name="T9">void move(){</text:span></text:p>
      <text:p text:style-name="P6"><text:tab/><text:tab/>........</text:p>
      <text:p text:style-name="P6"><text:tab/><text:tab/><text:span text:style-name="T9">}</text:span></text:p>
      <text:p text:style-name="P6"><text:tab/><text:span text:style-name="T9">}</text:span></text:p>
      <text:p text:style-name="P6"/>
      <text:p text:style-name="P8"><text:tab/><text:span text:style-name="T9">class Bike <text:s/>extends Vehicle{</text:span></text:p>
      <text:p text:style-name="P16"/>
      <text:p text:style-name="P8"><text:tab/><text:tab/><text:span text:style-name="T9">void move(){</text:span></text:p>
      <text:p text:style-name="P8"><text:tab/><text:tab/>........</text:p>
      <text:p text:style-name="P8"><text:tab/><text:tab/><text:span text:style-name="T9">}</text:span></text:p>
      <text:p text:style-name="P8"><text:tab/><text:span text:style-name="T9">}</text:span></text:p>
      <text:p text:style-name="P8"/>
      <text:p text:style-name="P8"><text:tab/></text:p>
      <text:p text:style-name="P8"><text:tab/>- <text:span text:style-name="T10">Abstract class cannot have objects.</text:span></text:p>
      <text:p text:style-name="P8"><text:tab/></text:p>
      <text:p text:style-name="P8"><text:tab/>- <text:span text:style-name="T10">We can do, Vehicle obj = new Car();</text:span></text:p>
      <text:p text:style-name="P8"/>
      <text:p text:style-name="P17"><text:soft-page-break/>Interface : <text:span text:style-name="T13">Set of </text:span><text:span text:style-name="T11">Rules that the classes that implements must follow. </text:span><text:span text:style-name="T12">Similar to class, but not really a aclass.</text:span></text:p>
      <text:p text:style-name="P17"><text:tab/></text:p>
      <text:p text:style-name="P17"><text:tab/>- <text:span text:style-name="T12">Cannnot have an object.</text:span></text:p>
      <text:p text:style-name="P17"/>
      <text:p text:style-name="P26"><text:tab/>- <text:s/>Main reason to use is to create a standard/contract.</text:p>
      <text:p text:style-name="P17"/>
      <text:p text:style-name="P26"><text:tab/>- Interface helps in achieving multiple inheritance and gives us the benifits <text:tab/>of <text:tab/>loose coupling.</text:p>
      <text:p text:style-name="P17"/>
      <text:p text:style-name="P17"><text:tab/>- <text:span text:style-name="T14">if Vehicle is an Interface in above example,</text:span></text:p>
      <text:p text:style-name="P17"><text:tab/><text:tab/><text:span text:style-name="T14">Vehicle v = new Bike();</text:span></text:p>
      <text:p text:style-name="P17"/>
      <text:p text:style-name="P17"><text:tab/>- <text:span text:style-name="T15">interface extends anothe rinterface, but a class always implements an <text:tab/>interface.</text:span></text:p>
      <text:p text:style-name="P17"/>
      <text:p text:style-name="P17"><text:tab/>- <text:span text:style-name="T15">In Interface the methods, by default public.</text:span></text:p>
      <text:p text:style-name="P17"/>
      <text:p text:style-name="P17"><text:tab/>- <text:span text:style-name="T16">From jdk 8 we can </text:span><text:span text:style-name="T44">write </text:span><text:span text:style-name="T16">complete the methods in interface.</text:span></text:p>
      <text:p text:style-name="P18"><text:tab/></text:p>
      <text:p text:style-name="P18"><text:s/><text:span text:style-name="T17">Diff b/w Abstract class and Interface when we use,</text:span></text:p>
      <text:p text:style-name="P18"><text:tab/>- <text:span text:style-name="T17">If we’re doing <text:s/>a class, we came to situation, we don’t have complete details to complete a method, declare that methhod and class as abstract.</text:span></text:p>
      <text:p text:style-name="P18"><text:tab/>- <text:span text:style-name="T17">Interface is used to provide, the rules/pattern of methods, for the classes that <text:tab/>will implement it.</text:span></text:p>
      <text:p text:style-name="P18"/>
      <text:p text:style-name="P18"/>
      <text:p text:style-name="P19">OverLoading : Implementing the same method(name) with different arguments.</text:p>
      <text:p text:style-name="P19"><text:tab/></text:p>
      <text:p text:style-name="P19"><text:tab/>- <text:span text:style-name="T18">The methods args differ in Number, </text:span><text:span text:style-name="T19">Data </text:span><text:span text:style-name="T18">type and order</text:span></text:p>
      <text:p text:style-name="P19"/>
      <text:p text:style-name="P19"><text:tab/>- <text:span text:style-name="T18">The methods return type can also be different. Only names should be <text:tab/>matched, to achieve it.</text:span></text:p>
      <text:p text:style-name="P19"/>
      <text:p text:style-name="P19"><text:tab/>- <text:span text:style-name="T18">These are actually different methods, even though name is same.</text:span></text:p>
      <text:p text:style-name="P6"><text:tab/></text:p>
      <text:p text:style-name="P6"><text:tab/>- <text:span text:style-name="T23">Just like methods Constructors can also be Overloaded. Only num of <text:tab/>arguments/type of arguments differ. </text:span><text:span text:style-name="T24">But overriding a constructor is not possible</text:span></text:p>
      <text:p text:style-name="P6"/>
      <text:p text:style-name="P6"/>
      <text:p text:style-name="P6"/>
      <text:p text:style-name="P6"/>
      <text:p text:style-name="P20">Inheritance : We use coz, we have already created a class and we wanna use whats in <text:tab/>it, so instead of writing the same code again, we can inherit the class in the <text:tab/>class we’re working on and use the features it has.</text:p>
      <text:p text:style-name="P20"><text:soft-page-break/></text:p>
      <text:p text:style-name="P20"><text:tab/>- is A relationship.</text:p>
      <text:p text:style-name="P20"/>
      <text:p text:style-name="P20"><text:tab/>- Helps in code reusability.</text:p>
      <text:p text:style-name="P20"/>
      <text:p text:style-name="P20"><text:tab/>- Additional Functionalities/data fields u can in child classes.</text:p>
      <text:p text:style-name="P20"/>
      <text:p text:style-name="P20"><text:tab/>- A class extends a class, implemets an interface are examples of it.</text:p>
      <text:p text:style-name="P20"/>
      <text:p text:style-name="P6"><text:tab/><text:span text:style-name="T20">Human{</text:span></text:p>
      <text:p text:style-name="P6"><text:tab/>..</text:p>
      <text:p text:style-name="P6"><text:tab/><text:span text:style-name="T20">}</text:span></text:p>
      <text:p text:style-name="P6"><text:tab/><text:span text:style-name="T20">Man extends Human{</text:span></text:p>
      <text:p text:style-name="P6"><text:tab/>..</text:p>
      <text:p text:style-name="P6"><text:tab/><text:span text:style-name="T20">}</text:span></text:p>
      <text:p text:style-name="P6"><text:tab/><text:span text:style-name="T20">Woman extends Human{</text:span></text:p>
      <text:p text:style-name="P6"><text:tab/>..</text:p>
      <text:p text:style-name="P6"><text:tab/><text:span text:style-name="T20">}<text:line-break/></text:span></text:p>
      <text:p text:style-name="P6"><text:tab/><text:span text:style-name="T20">Human h1 = new Man(); //Valid</text:span></text:p>
      <text:p text:style-name="P6"><text:tab/><text:span text:style-name="T20">Man m1 = new Human() //Invalid</text:span></text:p>
      <text:p text:style-name="P6"><text:tab/><text:span text:style-name="T20">Human h2 = new Man() <text:s/>//Upcasting valid</text:span></text:p>
      <text:p text:style-name="P6"><text:tab/><text:span text:style-name="T20">Man m2 = h2 // Invalid</text:span></text:p>
      <text:p text:style-name="P6"><text:tab/><text:span text:style-name="T20">Man m3 = (Man) h2; //Valid and called down casting</text:span></text:p>
      <text:p text:style-name="P6"/>
      <text:p text:style-name="P6"/>
      <text:p text:style-name="P9"><text:tab/>- <text:span text:style-name="T21">We cannot override a static method/ But can be inherited.</text:span></text:p>
      <text:p text:style-name="P10"><text:s/><text:tab/></text:p>
      <text:p text:style-name="P10"><text:tab/>- <text:span text:style-name="T22">The static method can be called by class in which it is present.</text:span></text:p>
      <text:p text:style-name="P9"/>
      <text:p text:style-name="P6"/>
      <text:p text:style-name="P21">Polymorphism – Ability to take multiple forms</text:p>
      <text:p text:style-name="P21"/>
      <text:p text:style-name="P21">CompileTime Polymorphism – Overloading</text:p>
      <text:p text:style-name="P21">RunTime Polymorphism – Overriding</text:p>
      <text:p text:style-name="P21"/>
      <text:p text:style-name="P22">Overriding :</text:p>
      <text:p text:style-name="P22"/>
      <text:p text:style-name="P22"><text:tab/>- Signature of method, name of method, return type will be exactly same.</text:p>
      <text:p text:style-name="P22"><text:tab/>- Parent method is overriden in child class. <text:span text:style-name="T26">Not all only required ones.</text:span></text:p>
      <text:p text:style-name="P22"><text:tab/>- <text:span text:style-name="T25">While overriding, we can either keep the same or increase the access <text:tab/>modifier, but cannot decrease it. (protected -&gt; public //valid, protected -&gt; <text:tab/>private //invalid)</text:span></text:p>
      <text:p text:style-name="P22"/>
      <text:p text:style-name="P22"/>
      <text:p text:style-name="P27"><text:soft-page-break/><text:tab/>- @Override -&gt; used to check in compile time, that u r really overriding the <text:tab/>method.</text:p>
      <text:p text:style-name="P11"><text:tab/></text:p>
      <text:p text:style-name="P6"><text:tab/>- <text:s/><text:span text:style-name="T27">U can change/customize the method body to implement something new in <text:tab/>child class.</text:span></text:p>
      <text:p text:style-name="P6"/>
      <text:p text:style-name="P6"><text:tab/><text:span text:style-name="T29">Ex: Consisder, The vehicle class above, and assume vehicle is not an abstaract <text:tab/>one <text:tab/>and Car is extending vehicle overriding the move method.</text:span></text:p>
      <text:p text:style-name="P6"><text:tab/></text:p>
      <text:p text:style-name="P12"><text:tab/><text:tab/><text:span text:style-name="T28">Vehicle v1 = new Car(“IND3221”);</text:span></text:p>
      <text:p text:style-name="P28"><text:tab/><text:tab/>v1.move(); <text:s/><text:tab/><text:tab/>// It’ll call the overriden move method from car class, <text:tab/><text:tab/><text:tab/><text:tab/><text:tab/>as the object is of type car. And It’ll be decided in run <text:tab/><text:tab/><text:tab/><text:tab/><text:tab/>time, hence it’s clled run-tie polymorphism.</text:p>
      <text:p text:style-name="P12">-------<text:tab/>-----------------------------------------------------------------------------------------------</text:p>
      <text:p text:style-name="P12"/>
      <text:p text:style-name="P24">Afternoon :</text:p>
      <text:p text:style-name="P24">---------------</text:p>
      <text:p text:style-name="P24"/>
      <text:p text:style-name="P29"><text:span text:style-name="T1">Coupling : </text:span><text:span text:style-name="T30">Coupling is nothing but the dependency of one class on the other</text:span></text:p>
      <text:p text:style-name="P36"/>
      <text:p text:style-name="P30"><text:span text:style-name="T31">Loose Coupling : </text:span><text:span text:style-name="T30">If one object in a code uses the other object in the program, it is called loose coupling in Java.</text:span></text:p>
      <text:p text:style-name="P37"/>
      <text:p text:style-name="P37"/>
      <text:p text:style-name="P38">Identity vs Equality :</text:p>
      <text:p text:style-name="P38"/>
      <text:p text:style-name="P38">- Identity : is checking the 2 referrences are holding same object or not.</text:p>
      <text:p text:style-name="P32"><text:span text:style-name="T30"><text:tab/>Ex: <text:tab/>Customer ref1 = new Customer(1, “</text:span><text:span text:style-name="T35">Abhi</text:span><text:span text:style-name="T30">”)</text:span></text:p>
      <text:p text:style-name="P32"><text:span text:style-name="T30"><text:tab/><text:tab/>Customer ref2 = </text:span><text:span text:style-name="T36">ref1;</text:span></text:p>
      <text:p text:style-name="P32"><text:span text:style-name="T30"><text:tab/><text:tab/>ref1 == ref2; <text:s/>//</text:span><text:span text:style-name="T36">True as both the references are holding same object.</text:span></text:p>
      <text:p text:style-name="P40"/>
      <text:p text:style-name="P33"><text:span text:style-name="T36"><text:tab/><text:tab/></text:span><text:span text:style-name="T30">Ex: <text:tab/>Customer ref1 = new Customer(1, “</text:span><text:span text:style-name="T35">Abhi</text:span><text:span text:style-name="T30">”)</text:span></text:p>
      <text:p text:style-name="P33"><text:span text:style-name="T30"><text:tab/><text:tab/>Customer ref2 = new Customer(1, “</text:span><text:span text:style-name="T35">Abhi</text:span><text:span text:style-name="T30">”)</text:span></text:p>
      <text:p text:style-name="P33"><text:span text:style-name="T36"><text:tab/><text:tab/>ref1 == ref2; <text:s/>//</text:span><text:span text:style-name="T37">False</text:span><text:span text:style-name="T36">, </text:span><text:span text:style-name="T37">The objects may be equal, but there are not same(different)</text:span></text:p>
      <text:p text:style-name="P38"/>
      <text:p text:style-name="P32"><text:span text:style-name="T30">- </text:span><text:span text:style-name="T34">Equality : <text:tab/></text:span><text:span text:style-name="T37">Checking the two objects are equal or not. </text:span><text:span text:style-name="T38">For Custom classes, we need to override t<text:tab/><text:tab/>he equals method, and give some logic to compare. If don’t do it, java will do the <text:tab/><text:tab/></text:span><text:span text:style-name="T39">e</text:span><text:span text:style-name="T38">quals method in object class which may not give desired output.</text:span></text:p>
      <text:p text:style-name="P41"/>
      <text:p text:style-name="P33"><text:span text:style-name="T36"><text:tab/><text:tab/></text:span><text:span text:style-name="T30">Ex: <text:tab/>Customer ref1 = new Customer(1, “</text:span><text:span text:style-name="T35">Abhi</text:span><text:span text:style-name="T30">”)</text:span></text:p>
      <text:p text:style-name="P33"><text:span text:style-name="T30"><text:tab/><text:tab/>Customer ref2 = new Customer(1, “</text:span><text:span text:style-name="T35">Abhi</text:span><text:span text:style-name="T30">”)</text:span></text:p>
      <text:p text:style-name="P33"><text:span text:style-name="T36"><text:tab/><text:tab/>ref1.</text:span><text:span text:style-name="T37">equals(</text:span><text:span text:style-name="T36">ref2</text:span><text:span text:style-name="T37">)</text:span><text:span text:style-name="T36">; <text:s/>//</text:span><text:span text:style-name="T37">True, as equals method checks whether the objects are same or <text:tab/><text:tab/><text:tab/><text:tab/><text:tab/>not.</text:span></text:p>
      <text:p text:style-name="P42"/>
      <text:p text:style-name="P43">Enums : Enumerated Interfaces are used in java to create interfaces of constant values.</text:p>
      <text:p text:style-name="P43"/>
      <text:p text:style-name="P31"><text:span text:style-name="T30"><text:tab/>- </text:span><text:span text:style-name="T32">The constants in enum are final and static.</text:span></text:p>
      <text:p text:style-name="P44"/>
      <text:p text:style-name="P31"><text:span text:style-name="T32"><text:tab/>- </text:span><text:span text:style-name="T40">Means Describing things at </text:span><text:span text:style-name="T43">o</text:span><text:span text:style-name="T40">ne place.</text:span></text:p>
      <text:p text:style-name="P44"><text:soft-page-break/><text:tab/></text:p>
      <text:p text:style-name="P31"><text:span text:style-name="T32"><text:tab/>- </text:span><text:span text:style-name="T33">They are Singleton in nature i.e </text:span><text:span text:style-name="T40">Signgleton means only one instance of a particular entity is <text:tab/>created.</text:span></text:p>
      <text:p text:style-name="P45"/>
      <text:p text:style-name="P31"><text:span text:style-name="T42"><text:tab/></text:span><text:span text:style-name="T40">- <text:s/></text:span><text:span text:style-name="T41">Used when you’re taking input from end user, and based on that I want some process.</text:span></text:p>
      <text:p text:style-name="P31"><text:span text:style-name="T41"><text:tab/><text:tab/></text:span><text:span text:style-name="T42">Check whether the input from user is in enum, if there then proceed with processig, if <text:tab/><text:tab/>not <text:s/>then stop the processing.</text:span></text:p>
      <text:p text:style-name="P46"/>
      <text:p text:style-name="P34"><text:span text:style-name="T30"><text:tab/>- EnumName[] variable = </text:span><text:span text:style-name="T41">E</text:span><text:span text:style-name="T30">numName.values() gives the array of all constants that enus has.</text:span></text:p>
      <text:p text:style-name="P39"/>
      <text:p text:style-name="P39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4T09:34:51.882587922</meta:creation-date>
    <meta:generator>LibreOffice/6.4.7.2$Linux_X86_64 LibreOffice_project/40$Build-2</meta:generator>
    <dc:date>2022-11-10T06:18:38.553644851</dc:date>
    <meta:editing-duration>PT6H7M28S</meta:editing-duration>
    <meta:editing-cycles>84</meta:editing-cycles>
    <meta:document-statistic meta:table-count="0" meta:image-count="0" meta:object-count="0" meta:page-count="6" meta:paragraph-count="133" meta:word-count="1178" meta:character-count="7024" meta:non-whitespace-character-count="5755"/>
  </office:meta>
</office:document-meta>
</file>